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BlinkMacSystemFont, 'Segoe UI', 'Noto Sans', Helvetica, Arial, sans-serif, 'Apple Color Emoji', 'Segoe UI Emoji'"/>
    <style:font-face style:name="apple-system1" svg:font-family="apple-system, system-ui, BlinkMacSystemFont, 'Segoe UI', Roboto, Oxygen-Sans, Ubuntu, Cantarell, 'Helvetica Neue', sans-serif"/>
    <style:font-face style:name="inherit" svg:font-family="inherit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999999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clone-fenix-repository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p text:style-name="P4">Install essential packages</text:p>
      <text:p text:style-name="P6">$ sudo apt-get install git make lsb-release qemu-user-static</text:p>
      <text:h text:style-name="P1" text:outline-level="3">Clone Fenix repository</text:h>
      <text:p text:style-name="P2">$ mkdir -p ~/project/khadas</text:p>
      <text:p text:style-name="P3">$ cd ~/project/khadas</text:p>
      <text:p text:style-name="P3">$ git clone --depth 1 https://github.com/khadas/fenix</text:p>
      <text:p text:style-name="P3">$ cd fenix</text:p>
      <text:p text:style-name="P5">Setup build environment</text:p>
      <text:p text:style-name="P6">$ source env/setenv.sh</text:p>
      <text:p text:style-name="P7">Or you can load environment configuration from file.</text:p>
      <text:p text:style-name="P6">$ source env/setenv.sh config config-template.con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BlinkMacSystemFont, 'Segoe UI', 'Noto Sans', Helvetica, Arial, sans-serif, 'Apple Color Emoji', 'Segoe UI Emoji'"/>
    <style:font-face style:name="apple-system1" svg:font-family="apple-system, system-ui, BlinkMacSystemFont, 'Segoe UI', Roboto, Oxygen-Sans, Ubuntu, Cantarell, 'Helvetica Neue', sans-serif"/>
    <style:font-face style:name="inherit" svg:font-family="inherit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3-24T12:23:39.362185664</dc:date>
    <meta:editing-duration>P1DT5H15M15S</meta:editing-duration>
    <meta:editing-cycles>137</meta:editing-cycles>
    <meta:document-statistic meta:table-count="0" meta:image-count="0" meta:object-count="0" meta:page-count="1" meta:paragraph-count="11" meta:word-count="50" meta:character-count="366" meta:non-whitespace-character-count="328"/>
  </office:meta>
</office:document-meta>
</file>